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b2e39" officeooo:paragraph-rsid="000b2e39" style:font-weight-asian="bold" style:font-weight-complex="bold"/>
    </style:style>
    <style:style style:name="P2" style:family="paragraph" style:parent-style-name="Standard">
      <style:text-properties fo:font-weight="bold" officeooo:rsid="000bed19" officeooo:paragraph-rsid="000bed19" style:font-weight-asian="bold" style:font-weight-complex="bold"/>
    </style:style>
    <style:style style:name="P3" style:family="paragraph" style:parent-style-name="Standard">
      <style:text-properties fo:font-weight="bold" officeooo:rsid="000d5e0b" officeooo:paragraph-rsid="000d5e0b" style:font-weight-asian="bold" style:font-weight-complex="bold"/>
    </style:style>
    <style:style style:name="P4" style:family="paragraph" style:parent-style-name="Standard">
      <style:text-properties fo:font-weight="bold" officeooo:rsid="000e59fe" officeooo:paragraph-rsid="000e59fe" style:font-weight-asian="bold" style:font-weight-complex="bold"/>
    </style:style>
    <style:style style:name="P5" style:family="paragraph" style:parent-style-name="Standard">
      <style:text-properties fo:font-weight="bold" officeooo:rsid="000ed9b3" officeooo:paragraph-rsid="000ed9b3" style:font-weight-asian="bold" style:font-weight-complex="bold"/>
    </style:style>
    <style:style style:name="P6" style:family="paragraph" style:parent-style-name="Standard">
      <style:text-properties fo:font-weight="bold" officeooo:rsid="001074a5" officeooo:paragraph-rsid="001074a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2a8f"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Strings and Arrays</text:p>
      <text:p text:style-name="P2"><text:span text:style-name="T1">We’ve previously gone over the strings and what they are <text:s/>and their most basic use in scripting. <text:s/>There are some methods we can use when we work with strings. Some primitive values cannot have methods or properties because they are not objects. However, JavaScript allows primitive values to have properties and methods because it treats primitive values like objects when executing properties and methods.</text:span></text:p>
      <text:p text:style-name="P2"><text:span text:style-name="T1"/></text:p>
      <text:p text:style-name="P3"><text:span text:style-name="T1">We can learn, for example, the length of a string we are using in a program.</text:span></text:p>
      <text:p text:style-name="P3"><text:span text:style-name="T1">see stringdemo1.html</text:span></text:p>
      <text:p text:style-name="P4"><text:span text:style-name="T1">Now what’s happening in the code? <text:s/>We are assigning to variable msgX a string. <text:s/>We then assign another follow-up variable. It is assigned the value of the method .length of msgX. This is expressed as msgX.length.</text:span></text:p>
      <text:p text:style-name="P5"><text:span text:style-name="T1">using document.getElementById.innerHTML we could manipulate the page...and...we assign this manipulation of the page the value msgY...which is the contents thereof.</text:span></text:p>
      <text:p text:style-name="P5"><text:span text:style-name="T1"/></text:p>
      <text:p text:style-name="P5"><text:span text:style-name="T1">So we get 54 or something like that......But wait, there is more!</text:span></text:p>
      <text:p text:style-name="P5"><text:span text:style-name="T1"/></text:p>
      <text:p text:style-name="P5"><text:span text:style-name="T1">Another JavaScript method that helps to hunt down a string within a string: the method called indexOf(). <text:s/>If we have specified a string inside another string we will have it found for us. see stringinstring.html</text:span></text:p>
      <text:p text:style-name="P5"><text:span text:style-name="T1"/></text:p>
      <text:p text:style-name="P6"><text:span text:style-name="T1">How does this work?</text:span></text:p>
      <text:p text:style-name="P6"><text:span text:style-name="T1">We assign a paragraph id string-demo. Our script assigns var = msgX and gives it a string. Our next variable is msgY and we assign that to use the method .indexOf(). <text:s/>We do this by msgX.indexOf("New York"). <text:s/>Next step of the script is for the code to manipulate the document by ID... <text:s/>we make it whatever msgY is... Now because we indexOf("New York"), this means it’s going to look for New York in there. <text:s/>The outcome is "25" displayed on the page. By counting characters we see that within this page,we have New York roughly 25 characters in (depending how you count). <text:s/>We’re counting from 0, for reference purposes. <text:s/></text:span></text:p>
      <text:p text:style-name="P6"><text:span text:style-name="T1"/></text:p>
      <text:p text:style-name="P6">The lastIndexOf() Method</text:p>
      <text:p text:style-name="P6"><text:span text:style-name="T1">We can use lastIndexOf() method to see the index of the final occurrence of our string New York. see lastindexof.html. <text:s/></text:span><text:span text:style-name="T2">Our string only occurs once so little changes here but the point is ma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3T11:29:51.592002694</meta:creation-date>
    <dc:date>2022-03-23T12:35:59.480584271</dc:date>
    <meta:editing-duration>PT55M55S</meta:editing-duration>
    <meta:editing-cycles>6</meta:editing-cycles>
    <meta:generator>LibreOffice/7.3.1.3$Linux_X86_64 LibreOffice_project/30$Build-3</meta:generator>
    <meta:document-statistic meta:table-count="0" meta:image-count="0" meta:object-count="0" meta:page-count="1" meta:paragraph-count="12" meta:word-count="339" meta:character-count="2038" meta:non-whitespace-character-count="1698"/>
  </office:meta>
</office:document-meta>
</file>